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0.468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2.48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49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ce12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8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6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6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6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6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6"/>
        </table:table-row>
        <table:table-row table:style-name="ro1">
          <table:table-cell table:style-name="ce8"/>
          <table:table-cell table:style-name="ce8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. Machine died, no longer exists.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2-11-05" calcext:value-type="date">
            <text:p>2022-11-0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137" calcext:value-type="float">
            <text:p>1137.0</text:p>
          </table:table-cell>
          <table:table-cell office:value-type="float" office:value="132" calcext:value-type="float">
            <text:p>132.0</text:p>
          </table:table-cell>
          <table:table-cell office:value-type="float" office:value="41" calcext:value-type="float">
            <text:p>41</text:p>
          </table:table-cell>
          <table:table-cell office:value-type="float" office:value="18022" calcext:value-type="float">
            <text:p>18022</text:p>
          </table:table-cell>
          <table:table-cell/>
        </table:table-row>
        <table:table-row table:style-name="ro1">
          <table:table-cell table:style-name="ce9" office:value-type="date" office:date-value="2022-11-05" calcext:value-type="date">
            <text:p>2022-11-0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2.37" calcext:value-type="float">
            <text:p>282.4</text:p>
          </table:table-cell>
          <table:table-cell office:value-type="float" office:value="8.3" calcext:value-type="float">
            <text:p>8.3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new <text:s/>tests <text:s/>print .debug_addr.</text:p>
          </table:table-cell>
        </table:table-row>
        <table:table-row table:style-name="ro1">
          <table:table-cell table:style-name="ce9" office:value-type="date" office:date-value="2022-10-31" calcext:value-type="date">
            <text:p>2022-10-3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92" calcext:value-type="float">
            <text:p>592.0</text:p>
          </table:table-cell>
          <table:table-cell office:value-type="float" office:value="34.2" calcext:value-type="float">
            <text:p>34.2</text:p>
          </table:table-cell>
          <table:table-cell office:value-type="float" office:value="47" calcext:value-type="float">
            <text:p>47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9" office:value-type="date" office:date-value="2022-10-31" calcext:value-type="date">
            <text:p>2022-10-3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40" calcext:value-type="float">
            <text:p>440.0</text:p>
          </table:table-cell>
          <table:table-cell office:value-type="float" office:value="12" calcext:value-type="float">
            <text:p>12.0</text:p>
          </table:table-cell>
          <table:table-cell office:value-type="float" office:value="36" calcext:value-type="float">
            <text:p>36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9" office:value-type="date" office:date-value="2022-10-31" calcext:value-type="date">
            <text:p>2022-10-3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0" calcext:value-type="float">
            <text:p>280.0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Speedup hashsearch, leb read,sanitize</text:p>
          </table:table-cell>
        </table:table-row>
        <table:table-row table:style-name="ro1">
          <table:table-cell table:style-name="ce9" office:value-type="date" office:date-value="2022-10-28" calcext:value-type="date">
            <text:p>2022-10-28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63" calcext:value-type="float">
            <text:p>263.0</text:p>
          </table:table-cell>
          <table:table-cell office:value-type="float" office:value="6.8" calcext:value-type="float">
            <text:p>6.8</text:p>
          </table:table-cell>
          <table:table-cell office:value-type="float" office:value="22" calcext:value-type="float">
            <text:p>22</text:p>
          </table:table-cell>
          <table:table-cell office:value-type="float" office:value="18024" calcext:value-type="float">
            <text:p>18024</text:p>
          </table:table-cell>
          <table:table-cell/>
        </table:table-row>
        <table:table-row table:style-name="ro1">
          <table:table-cell table:style-name="ce9" office:value-type="date" office:date-value="2022-10-28" calcext:value-type="date">
            <text:p>2022-10-2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8" calcext:value-type="float">
            <text:p>288.0</text:p>
          </table:table-cell>
          <table:table-cell office:value-type="float" office:value="8.25" calcext:value-type="float">
            <text:p>8.3</text:p>
          </table:table-cell>
          <table:table-cell office:value-type="float" office:value="23" calcext:value-type="float">
            <text:p>23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version 0.5.0</text:p>
          </table:table-cell>
        </table:table-row>
        <table:table-row table:style-name="ro1">
          <table:table-cell table:style-name="ce8" office:value-type="string" calcext:value-type="string">
            <text:p>2022- many changes</text:p>
          </table:table-cell>
          <table:table-cell table:style-name="ce8"/>
          <table:table-cell table:number-columns-repeated="7"/>
          <table:table-cell office:value-type="string" calcext:value-type="string">
            <text:p>Obsolete tests removed.</text:p>
          </table:table-cell>
        </table:table-row>
        <table:table-row table:style-name="ro1">
          <table:table-cell table:style-name="ce9" office:value-type="date" office:date-value="2020-11-26" calcext:value-type="date">
            <text:p>2020-11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8.6" calcext:value-type="float">
            <text:p>378.6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9" office:value-type="date" office:date-value="2020-11-26" calcext:value-type="date">
            <text:p>2020-11-26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8.4" calcext:value-type="float">
            <text:p>398.4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9" office:value-type="date" office:date-value="2020-11-25" calcext:value-type="date">
            <text:p>2020-11-2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9" calcext:value-type="float">
            <text:p>379.0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9395" calcext:value-type="float">
            <text:p>29395</text:p>
          </table:table-cell>
          <table:table-cell office:value-type="string" calcext:value-type="string">
            <text:p>New tests. Dwarfdump <text:s/>does more too.</text:p>
          </table:table-cell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.5" calcext:value-type="float">
            <text:p>360.5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3978" calcext:value-type="float">
            <text:p>239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0.2" calcext:value-type="float">
            <text:p>320.2</text:p>
          </table:table-cell>
          <table:table-cell office:value-type="float" office:value="6.82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7" calcext:value-type="float">
            <text:p>1757.0</text:p>
          </table:table-cell>
          <table:table-cell office:value-type="float" office:value="174" calcext:value-type="float">
            <text:p>174.0</text:p>
          </table:table-cell>
          <table:table-cell office:value-type="float" office:value="64" calcext:value-type="float">
            <text:p>64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4" calcext:value-type="float">
            <text:p>1594.0</text:p>
          </table:table-cell>
          <table:table-cell office:value-type="float" office:value="167.5" calcext:value-type="float">
            <text:p>167.5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8"/>
        </table:table-row>
        <table:table-row table:style-name="ro1">
          <table:table-cell table:style-name="ce9" office:value-type="date" office:date-value="2020-09-23" calcext:value-type="date">
            <text:p>2020-09-2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8.8" calcext:value-type="float">
            <text:p>488.8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2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9-12" calcext:value-type="date">
            <text:p>2020-09-12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08" calcext:value-type="date">
            <text:p>2020-09-08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6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7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7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9"/>
          <table:table-cell table:style-name="ce8"/>
          <table:table-cell table:number-columns-repeated="8"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9" office:value-type="date" office:date-value="2020-07-02" calcext:value-type="date">
            <text:p>2020-07-0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9" office:value-type="string" calcext:value-type="string">
            <text:p>cd 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9" office:value-type="date" office:date-value="2020-06-26" calcext:value-type="date">
            <text:p>2020-06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/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6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11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113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8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2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/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/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/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8"/>
        </table:table-row>
        <table:table-row table:style-name="ro1" table:number-rows-repeated="10484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A </meta:initial-creator>
    <meta:creation-date>2020-03-16T12:57:39.182986899</meta:creation-date>
    <dc:date>2022-11-05T10:30:44.179615682</dc:date>
    <dc:creator>DavidA</dc:creator>
    <meta:editing-duration>P1DT12H46M28S</meta:editing-duration>
    <meta:editing-cycles>138</meta:editing-cycles>
    <meta:generator>LibreOffice/7.3.6.2$Linux_X86_64 LibreOffice_project/30$Build-2</meta:generator>
    <meta:document-statistic meta:table-count="1" meta:cell-count="851" meta:object-count="0"/>
  </office:meta>
</office:document-meta>
</file>